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308cm"/>
    </style:style>
    <style:style style:name="Table1.1" style:family="table-row">
      <style:table-row-properties style:min-row-height="4.001cm"/>
    </style:style>
    <style:style style:name="Table1.A1" style:family="table-cell">
      <style:table-cell-properties style:vertical-align=""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" fo:background-color="#ffbf00" fo:padding="0.097cm" fo:border="0.5pt solid #000000">
        <style:background-image/>
      </style:table-cell-properties>
    </style:style>
    <style:style style:name="Table1.A2" style:family="table-cell">
      <style:table-cell-properties style:vertical-align=""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"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15bfd8" officeooo:paragraph-rsid="0015bfd8"/>
    </style:style>
    <style:style style:name="P2" style:family="paragraph" style:parent-style-name="Standard" style:list-style-name="L1">
      <style:text-properties officeooo:rsid="0015bfd8" officeooo:paragraph-rsid="0015bfd8"/>
    </style:style>
    <style:style style:name="P3" style:family="paragraph" style:parent-style-name="Standard" style:list-style-name="L2">
      <style:text-properties officeooo:rsid="0015bfd8" officeooo:paragraph-rsid="0015bfd8"/>
    </style:style>
    <style:style style:name="P4" style:family="paragraph" style:parent-style-name="Standard">
      <style:text-properties officeooo:rsid="001611f1" officeooo:paragraph-rsid="001611f1"/>
    </style:style>
    <style:style style:name="P5" style:family="paragraph" style:parent-style-name="Standard" style:list-style-name="L2">
      <style:text-properties officeooo:rsid="001611f1" officeooo:paragraph-rsid="001611f1"/>
    </style:style>
    <style:style style:name="P6" style:family="paragraph" style:parent-style-name="Standard">
      <style:text-properties officeooo:rsid="00161d33" officeooo:paragraph-rsid="00161d33"/>
    </style:style>
    <style:style style:name="P7" style:family="paragraph" style:parent-style-name="Standard" style:list-style-name="L3">
      <style:text-properties officeooo:rsid="00161d33" officeooo:paragraph-rsid="00161d33"/>
    </style:style>
    <style:style style:name="P8" style:family="paragraph" style:parent-style-name="Standard" style:list-style-name="L3">
      <style:text-properties officeooo:rsid="00176003" officeooo:paragraph-rsid="00176003"/>
    </style:style>
    <style:style style:name="P9" style:family="paragraph" style:parent-style-name="Standard" style:list-style-name="L3">
      <style:text-properties officeooo:rsid="00195dfb" officeooo:paragraph-rsid="00195dfb"/>
    </style:style>
    <style:style style:name="P10" style:family="paragraph" style:parent-style-name="Standard">
      <style:paragraph-properties fo:break-before="page"/>
      <style:text-properties officeooo:rsid="00195dfb" officeooo:paragraph-rsid="00195dfb"/>
    </style:style>
    <style:style style:name="P11" style:family="paragraph" style:parent-style-name="Standard">
      <style:text-properties officeooo:rsid="00195dfb" officeooo:paragraph-rsid="00195dfb"/>
    </style:style>
    <style:style style:name="P1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13" style:family="paragraph" style:parent-style-name="Table_20_Contents">
      <style:paragraph-properties fo:text-align="center" style:justify-single-word="false"/>
      <style:text-properties fo:font-size="26pt" officeooo:rsid="001b400e" officeooo:paragraph-rsid="001b400e" style:font-size-asian="26pt" style:font-size-complex="26pt"/>
    </style:style>
    <style:style style:name="P14" style:family="paragraph" style:parent-style-name="Table_20_Contents">
      <style:paragraph-properties fo:text-align="center" style:justify-single-word="false"/>
      <style:text-properties fo:font-size="26pt" officeooo:rsid="001cbb9e" officeooo:paragraph-rsid="001cbb9e" style:font-size-asian="26pt" style:font-size-complex="26pt"/>
    </style:style>
    <style:style style:name="P15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1cbb9e" officeooo:paragraph-rsid="001cbb9e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fo:font-size="16pt" officeooo:rsid="001cbb9e" officeooo:paragraph-rsid="001e98ad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fo:font-size="20pt" officeooo:rsid="001e98ad" officeooo:paragraph-rsid="001e98ad" style:font-size-asian="20pt" style:font-size-complex="20pt"/>
    </style:style>
    <style:style style:name="T1" style:family="text">
      <style:text-properties officeooo:rsid="001611f1"/>
    </style:style>
    <style:style style:name="T2" style:family="text">
      <style:text-properties officeooo:rsid="001cbb9e"/>
    </style:style>
    <style:style style:name="T3" style:family="text">
      <style:text-properties officeooo:rsid="001e98a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bjectif initial : rentrer les notes de maniere plus efficace</text:p>
      <text:p text:style-name="P1"/>
      <text:p text:style-name="P1">BU :</text:p>
      <text:p text:style-name="P1">l’utilisatreur doit pouvoir :</text:p>
      <text:p text:style-name="P1"/>
      <text:list xml:id="list3690514421" text:style-name="L1">
        <text:list-item>
          <text:p text:style-name="P2">ajouter des notes <text:span text:style-name="T1">(prof)</text:span></text:p>
        </text:list-item>
        <text:list-item>
          <text:p text:style-name="P2"><text:span text:style-name="T1">voir </text:span>des notes <text:span text:style-name="T1">(prof et etudiant)</text:span></text:p>
        </text:list-item>
        <text:list-item>
          <text:p text:style-name="P2">modifier des notes <text:span text:style-name="T1">(prof)</text:span></text:p>
        </text:list-item>
        <text:list-item>
          <text:p text:style-name="P2">ajouter un coef <text:span text:style-name="T1">(prof)</text:span></text:p>
        </text:list-item>
        <text:list-item>
          <text:p text:style-name="P2">modifier un coef <text:span text:style-name="T1">(prof)</text:span></text:p>
        </text:list-item>
        <text:list-item>
          <text:p text:style-name="P2"><text:span text:style-name="T1">voir </text:span>un coef <text:span text:style-name="T1">(prof et etudiant)</text:span></text:p>
        </text:list-item>
        <text:list-item>
          <text:p text:style-name="P2">ajouter un commentaire <text:span text:style-name="T1">(prof)</text:span></text:p>
        </text:list-item>
        <text:list-item>
          <text:p text:style-name="P2">se connecter a son compte <text:span text:style-name="T1">(prof et etudiant)</text:span></text:p>
        </text:list-item>
      </text:list>
      <text:p text:style-name="P1"/>
      <text:p text:style-name="P1">BP</text:p>
      <text:p text:style-name="P1">le produit doit pouvoir :</text:p>
      <text:list xml:id="list2743249396" text:style-name="L2">
        <text:list-item>
          <text:p text:style-name="P3">gerer des privileges <text:span text:style-name="T1">(ex : admin, prof, etudiant)</text:span></text:p>
        </text:list-item>
        <text:list-item>
          <text:p text:style-name="P3">effectuer les calculs de moyennes, .. <text:span text:style-name="T1">et les afficher</text:span></text:p>
        </text:list-item>
        <text:list-item>
          <text:p text:style-name="P3"><text:span text:style-name="T1">calculer et </text:span>montrer le grade</text:p>
        </text:list-item>
        <text:list-item>
          <text:p text:style-name="P5">être simple d’utilisation et claire</text:p>
        </text:list-item>
        <text:list-item>
          <text:p text:style-name="P3">monter les scan des copies</text:p>
        </text:list-item>
        <text:list-item>
          <text:p text:style-name="P3">être fonctionnel</text:p>
        </text:list-item>
        <text:list-item>
          <text:p text:style-name="P3">avoir une backup</text:p>
        </text:list-item>
      </text:list>
      <text:p text:style-name="P1"/>
      <text:p text:style-name="P6">missions de l’ENSIBS :</text:p>
      <text:p text:style-name="P6"/>
      <text:list xml:id="list1849338784" text:style-name="L3">
        <text:list-item>
          <text:p text:style-name="P7">former des inge</text:p>
          <text:list>
            <text:list-item>
              <text:p text:style-name="P8">former a des sujet </text:p>
            </text:list-item>
            <text:list-item>
              <text:p text:style-name="P8">aider les etudiants a rencontrer des pros en rapport avec leur formation</text:p>
            </text:list-item>
          </text:list>
        </text:list-item>
        <text:list-item>
          <text:p text:style-name="P7">faire de la recherche scientifique</text:p>
        </text:list-item>
        <text:list-item>
          <text:p text:style-name="P8">rester competitifs</text:p>
        </text:list-item>
        <text:list-item>
          <text:p text:style-name="P9">encourager les étudiants à l’international<text:tab/></text:p>
        </text:list-item>
      </text:list>
      <text:p text:style-name="P10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FORCES</text:p>
            <text:p text:style-name="P16">Conseil admin<text:span text:style-name="T3">istration</text:span></text:p>
            <text:p text:style-name="P16"><text:span text:style-name="T3">é</text:span>quipe com<text:span text:style-name="T3">munication</text:span></text:p>
            <text:p text:style-name="P16">moyen archivage</text:p>
            <text:p text:style-name="P16">pouvoir public</text:p>
            <text:p text:style-name="P16">organisme formation,<text:span text:style-name="T3">é</text:span>cole/uni<text:span text:style-name="T3">versité</text:span></text:p>
          </table:table-cell>
          <table:table-cell table:style-name="Table1.B1" office:value-type="string">
            <text:p text:style-name="P18">OPPORTUNITES</text:p>
            <text:p text:style-name="P16">sensi<text:span text:style-name="T3">bilité</text:span> écologique</text:p>
            <text:p text:style-name="P16">droit des contrats</text:p>
            <text:p text:style-name="P16">droit du travail</text:p>
            <text:p text:style-name="P16">associa<text:span text:style-name="T3">t</text:span>ion</text:p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8">FAIBLESSES</text:p>
            <text:p text:style-name="P15"><text:span text:style-name="T2">Système restau</text:span><text:span text:style-name="T3">ration</text:span></text:p>
            <text:p text:style-name="P17">Financement de l’<text:span text:style-name="T3">é</text:span>tat</text:p>
            <text:p text:style-name="P17">attitude / rapport au travail</text:p>
          </table:table-cell>
          <table:table-cell table:style-name="Table1.B2" office:value-type="string">
            <text:p text:style-name="P18">MENACES</text:p>
            <text:p text:style-name="P16">s<text:span text:style-name="T3">é</text:span>curit<text:span text:style-name="T3">é</text:span> des biens</text:p>
            <text:p text:style-name="P16">comp<text:span text:style-name="T3">é</text:span>titeur concurrence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8:28:00.930171470</meta:creation-date>
    <dc:date>2023-09-12T18:37:15.883570765</dc:date>
    <meta:editing-duration>PT2H43M44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45" meta:word-count="193" meta:character-count="1160" meta:non-whitespace-character-count="1031"/>
  </office:meta>
</office:document-meta>
</file>